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padding="0.0694in" fo:border-left="none" fo:border-right="0.0139in solid #000000" fo:border-top="none" fo:border-bottom="0.0139in solid #000000"/>
    </style:style>
    <style:style style:name="Table1.B1" style:family="table-cell">
      <style:table-cell-properties style:vertical-align="" fo:padding="0.0694in" fo:border="0.0139in solid #000000"/>
    </style:style>
    <style:style style:name="Table1.2" style:family="table-row">
      <style:table-row-properties style:min-row-height="2.1146in" style:keep-together="true" fo:keep-together="auto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Heading_20_2" style:master-page-name="Standard">
      <style:paragraph-properties fo:text-align="center" style:justify-single-word="false" style:page-number="1"/>
      <style:text-properties style:font-name="Google Sans" style:font-name-asian="Google Sans1" style:font-name-complex="Google Sans1"/>
    </style:style>
    <style:style style:name="P4" style:family="paragraph" style:parent-style-name="Heading_20_3">
      <style:paragraph-properties fo:line-height="100%" fo:orphans="0" fo:widows="0"/>
      <style:text-properties style:font-name="Google Sans" fo:font-weight="bold" style:font-name-asian="Google Sans1" style:font-weight-asian="bold" style:font-name-complex="Google Sans1"/>
    </style:style>
    <style:style style:name="P5" style:family="paragraph" style:parent-style-name="Standard">
      <style:paragraph-properties fo:line-height="100%" fo:orphans="0" fo:widows="0"/>
      <style:text-properties style:font-name="Google Sans" fo:font-size="14pt" fo:font-weight="bold" style:font-name-asian="Google Sans1" style:font-size-asian="14pt" style:font-weight-asian="bold" style:font-name-complex="Google Sans1" style:font-size-complex="14pt"/>
    </style:style>
    <style:style style:name="P6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  <style:text-properties style:font-name="Google Sans" fo:font-style="italic" style:font-name-asian="Google Sans1" style:font-style-asian="italic" style:font-name-complex="Google Sans1"/>
    </style:style>
    <style:style style:name="P7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  <style:text-properties style:font-name="Google Sans" fo:font-style="italic" style:font-name-asian="Google Sans1" style:font-style-asian="italic" style:font-name-complex="Google Sans1"/>
    </style:style>
    <style:style style:name="P8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  <style:text-properties style:font-name="Google Sans" fo:font-style="italic" style:font-name-asian="Google Sans1" style:font-style-asian="italic" style:font-name-complex="Google Sans1"/>
    </style:style>
    <style:style style:name="P9" style:family="paragraph">
      <style:paragraph-properties fo:text-align="center"/>
    </style:style>
    <style:style style:name="T1" style:family="text">
      <style:text-properties style:font-name="Google Sans" style:font-name-asian="Google Sans1" style:font-name-complex="Google Sans1"/>
    </style:style>
    <style:style style:name="T2" style:family="text">
      <style:text-properties style:font-name="Google Sans" fo:font-weight="bold" style:font-name-asian="Google Sans1" style:font-weight-asian="bold" style:font-name-complex="Google Sans1"/>
    </style:style>
    <style:style style:name="gr1" style:family="graphic">
      <style:graphic-properties loext:rel-width-rel="page"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7nlk2ynsm6vx"/>Access controls worksheet</text:p>
      <text:p text:style-name="Standard"><draw:rect text:anchor-type="as-char" draw:z-index="0" draw:style-name="gr1" draw:text-style-name="P9" svg:width="0.0012in" svg:height="0.0213in"><text:p/></draw:rect></text:p>
      <text:p text:style-name="Standard"/>
      <text:p text:style-name="Standard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><text:bookmark text:name="_rqizykdowjbx"/>Note(s)</text:p>
          </table:table-cell>
          <table:table-cell table:style-name="Table1.B1" office:value-type="string">
            <text:p text:style-name="P4"><text:bookmark text:name="_p472q8avw9cl"/>Issue(s)</text:p>
          </table:table-cell>
          <table:table-cell table:style-name="Table1.B1" office:value-type="string">
            <text:p text:style-name="P4"><text:bookmark text:name="_20luanqy86lg"/>Recommendation(s)</text:p>
          </table:table-cell>
        </table:table-row>
        <table:table-row table:style-name="Table1.2">
          <table:table-cell table:style-name="Table1.B1" office:value-type="string">
            <text:p text:style-name="P5">Authorization /authentication</text:p>
          </table:table-cell>
          <table:table-cell table:style-name="Table1.B1" office:value-type="string">
            <text:p text:style-name="P1"><text:span text:style-name="T1"><text:s/>The event took place on 10/03/023 @08:29:57am</text:span></text:p>
            <text:list xml:id="list3631079267433101385" text:style-name="WWNum2">
              <text:list-item>
                <text:p text:style-name="P6">Party Responsible - FAUX_BANK</text:p>
              </text:list-item>
              <text:list-item>
                <text:p text:style-name="P6">Department – Legal?Admnistrator</text:p>
              </text:list-item>
              <text:list-item>
                <text:p text:style-name="P6">Device – Up2-NoGud</text:p>
              </text:list-item>
              <text:list-item>
                <text:p text:style-name="P6">IP152.207.255.255</text:p>
              </text:list-item>
            </text:list>
          </table:table-cell>
          <table:table-cell table:style-name="Table1.B1" office:value-type="string">
            <text:p text:style-name="P1"><text:span text:style-name="T2">Objective:</text:span><text:span text:style-name="T1"> Based on your notes, list 1-2 authorization issues:</text:span></text:p>
            <text:list xml:id="list856484157178117742" text:style-name="WWNum3">
              <text:list-item>
                <text:p text:style-name="P7">Some people that are <text:s/>no longer with the company still have access to the company's cloud.</text:p>
              </text:list-item>
              <text:list-item>
                <text:p text:style-name="P7">All users have admin access</text:p>
              </text:list-item>
            </text:list>
          </table:table-cell>
          <table:table-cell table:style-name="Table1.B1" office:value-type="string">
            <text:p text:style-name="P1"><text:span text:style-name="T2">Objective:</text:span><text:span text:style-name="T1"> Make at least 1 recommendation that could prevent this kind of incident:</text:span></text:p>
            <text:list xml:id="list1782556673926808512" text:style-name="WWNum1">
              <text:list-item>
                <text:p text:style-name="P8">The company should be practicing the Principle of Least Priveledge to Authorize access using Role-Based Access Controls</text:p>
              </text:list-item>
              <text:list-item>
                <text:p text:style-name="P8">Unauthorizing users that no longer work with the company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278in" fo:margin-bottom="0.0835in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835in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22in" fo:margin-bottom="0.0555in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in" fo:margin-bottom="0.0417in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in" fo:margin-bottom="0.222in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Google Sans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Google Sans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Google Sans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document-statistic meta:table-count="1" meta:image-count="0" meta:object-count="0" meta:page-count="1" meta:paragraph-count="17" meta:word-count="103" meta:character-count="673"/>
    <dc:date>2025-02-04T17:16:32.44</dc:date>
    <dc:creator>Thomas Griffin</dc:creator>
  </office:meta>
</office:document-meta>
</file>